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1). verified it's an ext2 file system</text:p>
      <text:p text:style-name="Standard">(2). Read group descriptor 0 to get bmap, imap and inodes_start</text:p>
      <text:p text:style-name="Standard">GD info: 8 9 10 939 166 5</text:p>
      <text:p text:style-name="Standard">bmap = 8 <text:s/>imap = 9 <text:s/>inode_start = 10</text:p>
      <text:p text:style-name="Standard">************ get root inode ************</text:p>
      <text:p text:style-name="Standard">(3). Show roor DIR contents</text:p>
      <text:p text:style-name="Standard">root inode data block = 33</text:p>
      <text:p text:style-name="Standard"/>
      <text:p text:style-name="Standard">i_number <text:s/>rec_len <text:s/>name_len <text:s/>name</text:p>
      <text:p text:style-name="Standard"><text:s text:c="5"/>2 <text:s text:c="5"/>12 <text:s text:c="7"/>1 <text:s text:c="5"/>.</text:p>
      <text:p text:style-name="Standard"><text:s text:c="5"/>2 <text:s text:c="5"/>12 <text:s text:c="7"/>2 <text:s text:c="5"/>..</text:p>
      <text:p text:style-name="Standard"><text:s text:c="4"/>11 <text:s text:c="5"/>20 <text:s text:c="6"/>10 <text:s text:c="5"/>lost+found</text:p>
      <text:p text:style-name="Standard"><text:s text:c="4"/>12 <text:s text:c="5"/>12 <text:s text:c="7"/>1 <text:s text:c="5"/>X</text:p>
      <text:p text:style-name="Standard"><text:s text:c="4"/>14 <text:s text:c="5"/>12 <text:s text:c="7"/>1 <text:s text:c="5"/>Y</text:p>
      <text:p text:style-name="Standard"><text:s text:c="4"/>16 <text:s text:c="5"/>12 <text:s text:c="7"/>1 <text:s text:c="5"/>Z</text:p>
      <text:p text:style-name="Standard"><text:s text:c="4"/>18 <text:s text:c="4"/>944 <text:s text:c="7"/>4 <text:s text:c="5"/>tiny</text:p>
      <text:p text:style-name="Standard"/>
      <text:p text:style-name="Standard">tokenize /Z/hugefile</text:p>
      <text:p text:style-name="Standard"><text:s text:c="4"/>Z</text:p>
      <text:p text:style-name="Standard"><text:s text:c="4"/>hugefile</text:p>
      <text:p text:style-name="Standard">found Z: ino = 16</text:p>
      <text:p text:style-name="Standard">found hugefile: ino = 17</text:p>
      <text:p text:style-name="Standard">size = 442348</text:p>
      <text:p text:style-name="Standard">i_block[0] = 65</text:p>
      <text:p text:style-name="Standard">i_block[1] = 66</text:p>
      <text:p text:style-name="Standard">i_block[2] = 67</text:p>
      <text:p text:style-name="Standard">i_block[3] = 68</text:p>
      <text:p text:style-name="Standard">i_block[4] = 69</text:p>
      <text:p text:style-name="Standard">i_block[5] = 70</text:p>
      <text:p text:style-name="Standard">i_block[6] = 71</text:p>
      <text:p text:style-name="Standard">i_block[7] = 72</text:p>
      <text:p text:style-name="Standard">i_block[8] = 73</text:p>
      <text:p text:style-name="Standard">i_block[9] = 74</text:p>
      <text:p text:style-name="Standard">i_block[10] = 75</text:p>
      <text:p text:style-name="Standard">i_block[11] = 76</text:p>
      <text:p text:style-name="Standard">i_block[12] = 77</text:p>
      <text:p text:style-name="Standard">i_block[13] = 334</text:p>
      <text:p text:style-name="Standard">i_block[14] =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0:39:43.923332243</meta:creation-date>
    <dc:date>2019-10-24T11:40:13.049123533</dc:date>
    <meta:editing-duration>PT1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145" meta:character-count="832" meta:non-whitespace-character-count="563"/>
  </office:meta>
</office:document-meta>
</file>